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rla principios físicos de la computación cuántica</text:span></text:p>
      <text:p text:style-name="normal"><text:a xlink:type="simple" xlink:href="https://sites.google.com/site/snsantalla/home/conferences-and-seminars/computaci%C3%B3n-cu%C3%A1ntica?authuser=0" text:style-name="ListLabel_20_1" text:visited-style-name="ListLabel_20_1"><text:span text:style-name="T2">https://sites.google.com/site/snsantalla/home/conferences-and-seminars/computaci%C3%B3n-cu%C3%A1ntica?authuser=0</text:span></text:a></text:p>
      <text:p text:style-name="normal"/>
      <text:p text:style-name="normal"/>
      <text:p text:style-name="normal"><text:span text:style-name="T1">IBM</text:span></text:p>
      <text:p text:style-name="normal"><text:a xlink:type="simple" xlink:href="https://www.ibm.com/quantum-computing/" text:style-name="ListLabel_20_1" text:visited-style-name="ListLabel_20_1"><text:span text:style-name="T2">https://www.ibm.com/quantum-computing/</text:span></text:a></text:p>
      <text:p text:style-name="normal"><text:span text:style-name="T3">Laboratorio (y documentación)</text:span></text:p>
      <text:p text:style-name="normal"><text:a xlink:type="simple" xlink:href="https://www.ibm.com/quantum-computing/technology/experience/" text:style-name="ListLabel_20_1" text:visited-style-name="ListLabel_20_1"><text:span text:style-name="T2">https://www.ibm.com/quantum-computing/technology/experience/</text:span></text:a></text:p>
      <text:p text:style-name="normal"/>
      <text:p text:style-name="normal"/>
      <text:p text:style-name="normal"><text:span text:style-name="T1">Qiskit (librería python para la programación cuántica)</text:span></text:p>
      <text:p text:style-name="normal"><text:a xlink:type="simple" xlink:href="https://github.com/Qiskit" text:style-name="ListLabel_20_1" text:visited-style-name="ListLabel_20_1"><text:span text:style-name="T2">https://github.com/Qiskit</text:span></text:a></text:p>
      <text:p text:style-name="normal"><text:a xlink:type="simple" xlink:href="https://qiskit.org/" text:style-name="ListLabel_20_1" text:visited-style-name="ListLabel_20_1"><text:span text:style-name="T2">https://qiskit.org/</text:span></text:a></text:p>
      <text:p text:style-name="normal"><text:span text:style-name="T3">Lista de reproducción en YouTube</text:span></text:p>
      <text:p text:style-name="normal"><text:a xlink:type="simple" xlink:href="https://www.youtube.com/watch?v=a1NZC5rqQD8&amp;list=PLOFEBzvs-Vvp2xg9-POLJhQwtVktlYGbY" text:style-name="ListLabel_20_1" text:visited-style-name="ListLabel_20_1"><text:span text:style-name="T2">https://www.youtube.com/watch?v=a1NZC5rqQD8&amp;list=PLOFEBzvs-Vvp2xg9-POLJhQwtVktlYGbY</text:span></text:a></text:p>
      <text:p text:style-name="normal"/>
      <text:p text:style-name="normal"/>
      <text:p text:style-name="normal"><text:span text:style-name="T1">GUL-UC3M</text:span></text:p>
      <text:p text:style-name="normal"><text:a xlink:type="simple" xlink:href="https://gul.es" text:style-name="ListLabel_20_1" text:visited-style-name="ListLabel_20_1"><text:span text:style-name="T2">https://gul.es</text:span></text:a></text:p>
      <text:p text:style-name="normal"/>
      <text:p text:style-name="normal"/>
      <text:p text:style-name="normal"><text:span text:style-name="T1">Charlas en T3chfest</text:span></text:p>
      <text:p text:style-name="normal"><text:a xlink:type="simple" xlink:href="https://www.youtube.com/watch?v=nASp5i3XlY4" text:style-name="ListLabel_20_1" text:visited-style-name="ListLabel_20_1"><text:span text:style-name="T2">https://www.youtube.com/watch?v=nASp5i3XlY4</text:span></text:a></text:p>
      <text:p text:style-name="normal"><text:a xlink:type="simple" xlink:href="https://www.youtube.com/watch?v=qCrVHKDroRg" text:style-name="ListLabel_20_1" text:visited-style-name="ListLabel_20_1"><text:span text:style-name="T2">https://www.youtube.com/watch?v=qCrVHKDroRg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0" meta:image-count="0" meta:object-count="0" meta:page-count="1" meta:paragraph-count="16" meta:word-count="36" meta:character-count="634" meta:non-whitespace-character-count="614"/>
    <meta:generator>LibreOffice/6.3.2.2$Linux_X86_64 LibreOffice_project/30$Build-2</meta:generator>
  </office:meta>
</office:document-meta>
</file>